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Pictures/100000000000020000000200B7DA4DD4BAECD386.jpg" manifest:media-type="image/jpeg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Pictures/100000000000020000000200B7DA4DD4BAECD386.jpg" manifest:media-type="image/jpeg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Pictures/100000000000020000000200B7DA4DD4BAECD386.jpg" manifest:media-type="image/jpe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B7DA4DD4BAECD386.jpg" manifest:media-type="image/jpe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fo:color="#c9211e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a7bef8" fo:border="0.74pt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74pt solid #000000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ackground-color="#a7bef8" style:text-align-source="fix" style:repeat-content="false" fo:border="0.74pt solid #000000"/>
      <style:paragraph-properties fo:text-align="start" fo:margin-left="0in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  <style:style style:name="gr2" style:family="graphic">
      <style:graphic-properties draw:fill="solid" draw:fill-color="#ffffff" draw:ole-draw-aspect="1"/>
    </style:style>
    <style:style style:name="gr3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shboard" table:style-name="ta1">
        <table:shapes>
          <draw:frame draw:z-index="0" draw:name="Gráfico 1" draw:style-name="gr1" svg:width="5.3228in" svg:height="3.2in" svg:x="1.2429in" svg:y="0.3453in">
            <draw:object draw:notify-on-update-of-ranges="Dashboard_table.G2:Dashboard_table.G2 Dashboard_table.F3:Dashboard_table.F3 Dashboard_table.G3:Dashboard_table.G3 Dashboard_table.F4:Dashboard_table.F4 Dashboard_table.G4:Dashboard_table.G4 Dashboard_table.F5:Dashboard_table.F5 Dashboard_table.G5:Dashboard_table.G5 Dashboard_table.F6:Dashboard_table.F6 Dashboard_table.G6:Dashboard_table.G6 Dashboard_table.F7:Dashboard_table.F7 Dashboard_table.G7:Dashboard_table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áfico 2" draw:style-name="gr1" svg:width="5.2685in" svg:height="3.0327in" svg:x="9.3445in" svg:y="0.3476in">
            <draw:object draw:notify-on-update-of-ranges="Dashboard_table.J2:Dashboard_table.J2 Dashboard_table.I3:Dashboard_table.I3 Dashboard_table.J3:Dashboard_table.J3 Dashboard_table.I4:Dashboard_table.I4 Dashboard_table.J4:Dashboard_table.J4 Dashboard_table.I5:Dashboard_table.I5 Dashboard_table.J5:Dashboard_table.J5 Dashboard_table.I6:Dashboard_table.I6 Dashboard_table.J6:Dashboard_table.J6 Dashboard_table.I7:Dashboard_table.I7 Dashboard_table.J7:Dashboard_table.J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Gráfico 3" draw:style-name="gr2" draw:text-style-name="P1" svg:width="5.3083in" svg:height="2.9799in" svg:x="1.2437in" svg:y="3.9248in">
            <draw:object draw:notify-on-update-of-ranges="Dashboard_table.F12:Dashboard_table.F13 Dashboard_table.G12:Dashboard_table.G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3" draw:text-style-name="P2" svg:width="5.361in" svg:height="3.0157in" svg:x="9.2524in" svg:y="3.8791in">
            <draw:object draw:notify-on-update-of-ranges="Dashboard_table.J12:Dashboard_table.L12 Dashboard_table.I13:Dashboard_table.I13 Dashboard_table.J13:Dashboard_table.L13 Dashboard_table.I14:Dashboard_table.I14 Dashboard_table.J14:Dashboard_table.L14 Dashboard_table.I15:Dashboard_table.I15 Dashboard_table.J15:Dashboard_table.L15 Dashboard_table.I16:Dashboard_table.I16 Dashboard_table.J16:Dashboard_table.L16 Dashboard_table.I17:Dashboard_table.I17 Dashboard_table.J17:Dashboard_table.L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017" table:default-cell-style-name="ce1"/>
        <table:table-row table:style-name="ro1" table:number-rows-repeated="21">
          <table:table-cell table:number-columns-repeated="1024"/>
        </table:table-row>
        <table:table-row table:style-name="ro1" table:number-rows-repeated="4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1009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4" office:value-type="string" calcext:value-type="string">
            <text:p>Equipe</text:p>
          </table:table-cell>
          <table:table-cell table:style-name="ce4" office:value-type="string" calcext:value-type="string">
            <text:p>Cidade</text:p>
          </table:table-cell>
          <table:table-cell table:style-name="ce4" office:value-type="string" calcext:value-type="string" table:number-columns-spanned="2" table:number-rows-spanned="1">
            <text:p>Stadium</text:p>
          </table:table-cell>
          <table:covered-table-cell table:style-name="ce4"/>
          <table:table-cell table:style-name="ce4" office:value-type="string" calcext:value-type="string">
            <text:p>Capacity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5" office:value-type="string" calcext:value-type="string">
            <text:p>Bulls</text:p>
          </table:table-cell>
          <table:table-cell table:style-name="ce5" office:value-type="string" calcext:value-type="string">
            <text:p>Chicago</text:p>
          </table:table-cell>
          <table:table-cell table:style-name="ce7" office:value-type="string" calcext:value-type="string" table:number-columns-spanned="2" table:number-rows-spanned="1">
            <text:p>United Center</text:p>
          </table:table-cell>
          <table:covered-table-cell table:style-name="ce7"/>
          <table:table-cell table:style-name="ce5" office:value-type="float" office:value="21711" calcext:value-type="float">
            <text:p>21711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6" office:value-type="string" calcext:value-type="string">
            <text:p>Pistons</text:p>
          </table:table-cell>
          <table:table-cell table:style-name="ce6" office:value-type="string" calcext:value-type="string">
            <text:p>Detroit</text:p>
          </table:table-cell>
          <table:table-cell table:style-name="ce8" office:value-type="string" calcext:value-type="string" table:number-columns-spanned="2" table:number-rows-spanned="1">
            <text:p>Little Caesars</text:p>
          </table:table-cell>
          <table:covered-table-cell table:style-name="ce8"/>
          <table:table-cell table:style-name="ce6" office:value-type="float" office:value="21000" calcext:value-type="float">
            <text:p>21000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5" office:value-type="string" calcext:value-type="string">
            <text:p>Wizards</text:p>
          </table:table-cell>
          <table:table-cell table:style-name="ce5" office:value-type="string" calcext:value-type="string">
            <text:p>Washington</text:p>
          </table:table-cell>
          <table:table-cell table:style-name="ce7" office:value-type="string" calcext:value-type="string" table:number-columns-spanned="2" table:number-rows-spanned="1">
            <text:p>Capital One</text:p>
          </table:table-cell>
          <table:covered-table-cell table:style-name="ce7"/>
          <table:table-cell table:style-name="ce5" office:value-type="float" office:value="20647" calcext:value-type="float">
            <text:p>20647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6" office:value-type="string" calcext:value-type="string">
            <text:p>Cavaliers</text:p>
          </table:table-cell>
          <table:table-cell table:style-name="ce6" office:value-type="string" calcext:value-type="string">
            <text:p>Cleveland</text:p>
          </table:table-cell>
          <table:table-cell table:style-name="ce8" office:value-type="string" calcext:value-type="string" table:number-columns-spanned="2" table:number-rows-spanned="1">
            <text:p>Quicken Loans</text:p>
          </table:table-cell>
          <table:covered-table-cell table:style-name="ce8"/>
          <table:table-cell table:style-name="ce6" office:value-type="float" office:value="20562" calcext:value-type="float">
            <text:p>20562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5" office:value-type="string" calcext:value-type="string">
            <text:p>Jazz</text:p>
          </table:table-cell>
          <table:table-cell table:style-name="ce5" office:value-type="string" calcext:value-type="string">
            <text:p>Utah</text:p>
          </table:table-cell>
          <table:table-cell table:style-name="ce7" office:value-type="string" calcext:value-type="string" table:number-columns-spanned="2" table:number-rows-spanned="1">
            <text:p>Vivint Smart</text:p>
          </table:table-cell>
          <table:covered-table-cell table:style-name="ce7"/>
          <table:table-cell table:style-name="ce5" office:value-type="float" office:value="20148" calcext:value-type="float">
            <text:p>20148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shboard_table" table:style-name="ta2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office:value-type="string" calcext:value-type="string">
            <text:p>Equipe</text:p>
          </table:table-cell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Equipe</text:p>
          </table:table-cell>
          <table:table-cell office:value-type="string" calcext:value-type="string">
            <text:p>Point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string" calcext:value-type="string">
            <text:p>Nugget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Bulls</text:p>
          </table:table-cell>
          <table:table-cell office:value-type="float" office:value="168" calcext:value-type="float">
            <text:p>168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string" calcext:value-type="string">
            <text:p>Hawks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Suns</text:p>
          </table:table-cell>
          <table:table-cell office:value-type="float" office:value="161" calcext:value-type="float">
            <text:p>161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string" calcext:value-type="string">
            <text:p>Rockets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Rockets</text:p>
          </table:table-cell>
          <table:table-cell office:value-type="float" office:value="159" calcext:value-type="float">
            <text:p>159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string" calcext:value-type="string">
            <text:p>Wizards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Suns</text:p>
          </table:table-cell>
          <table:table-cell office:value-type="float" office:value="154" calcext:value-type="float">
            <text:p>154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string" calcext:value-type="string">
            <text:p>Nets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Thunder</text:p>
          </table:table-cell>
          <table:table-cell office:value-type="float" office:value="152" calcext:value-type="float">
            <text:p>152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3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9"/>
          <table:table-cell table:style-name="ce3"/>
          <table:table-cell table:number-columns-repeated="1014"/>
        </table:table-row>
        <table:table-row table:style-name="ro4">
          <table:table-cell table:number-columns-repeated="5"/>
          <table:table-cell office:value-type="string" calcext:value-type="string">
            <text:p>Vistantes</text:p>
          </table:table-cell>
          <table:table-cell office:value-type="float" office:value="9456" calcext:value-type="float">
            <text:p>9456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t</text:p>
          </table:table-cell>
          <table:table-cell table:number-columns-repeated="1012"/>
        </table:table-row>
        <table:table-row table:style-name="ro4">
          <table:table-cell table:number-columns-repeated="5"/>
          <table:table-cell office:value-type="string" calcext:value-type="string">
            <text:p>Home</text:p>
          </table:table-cell>
          <table:table-cell office:value-type="float" office:value="13739" calcext:value-type="float">
            <text:p>13739</text:p>
          </table:table-cell>
          <table:table-cell/>
          <table:table-cell table:style-name="Default" office:value-type="string" calcext:value-type="string">
            <text:p>Dallas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4">
          <table:table-cell table:number-columns-repeated="8"/>
          <table:table-cell office:value-type="string" calcext:value-type="string">
            <text:p>Houston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4">
          <table:table-cell table:number-columns-repeated="8"/>
          <table:table-cell office:value-type="string" calcext:value-type="string">
            <text:p>Denver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4">
          <table:table-cell table:number-columns-repeated="8"/>
          <table:table-cell office:value-type="string" calcext:value-type="string">
            <text:p>Oklahom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4">
          <table:table-cell table:number-columns-repeated="8"/>
          <table:table-cell office:value-type="string" calcext:value-type="string">
            <text:p>Milwaukee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7"/>
          <table:table-cell office:value-type="string" calcext:value-type="string">
            <text:p/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/>
          </table:table-cell>
          <table:table-cell table:number-columns-repeated="1016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2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2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2-22T09:48:27Z</meta:creation-date>
    <dc:date>2023-02-26T13:27:22.475995382</dc:date>
    <meta:editing-cycles>3</meta:editing-cycles>
    <meta:editing-duration>PT55M21S</meta:editing-duration>
    <meta:print-date>2023-02-26T13:26:46.466458249</meta:print-date>
    <meta:document-statistic meta:table-count="2" meta:cell-count="7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3.521cm" svg:height="8.129cm" xlink:href=".." xlink:type="simple" chart:class="chart:bar" chart:style-name="ch1">
        <chart:title svg:x="2.483cm" svg:y="0.298cm" chart:style-name="ch2">
          <text:p>Equipes Con mas puntos como Home</text:p>
        </chart:title>
        <chart:legend chart:legend-position="end" svg:x="11.337cm" svg:y="2.769cm" style:legend-expansion="high" chart:style-name="ch3"/>
        <chart:plot-area chart:style-name="ch4" table:cell-range-address="Dashboard_table.F2:Dashboard_table.G7" chart:data-source-has-labels="both" svg:x="1.281cm" svg:y="1.265cm" svg:width="9.786cm" svg:height="5.721cm">
          <chart:coordinate-region svg:x="2.017cm" svg:y="1.465cm" svg:width="9.05cm" svg:height="5.322cm"/>
          <chart:axis chart:dimension="x" chart:name="primary-x" chart:style-name="ch5" chartooo:axis-type="text">
            <chart:title svg:x="5.482cm" svg:y="7.148cm" chart:style-name="ch6">
              <text:p>Equipes</text:p>
            </chart:title>
            <chart:categories table:cell-range-address="Dashboard_table.G2:Dashboard_table.G2"/>
          </chart:axis>
          <chart:axis chart:dimension="y" chart:name="primary-y" chart:style-name="ch7">
            <chart:title svg:x="0.451cm" svg:y="4.725cm" chart:style-name="ch8">
              <text:p>Puntos</text:p>
            </chart:title>
            <chart:grid chart:style-name="ch9" chart:class="major"/>
          </chart:axis>
          <chart:series chart:style-name="ch10" chart:values-cell-range-address="Dashboard_table.G3:Dashboard_table.G3" chart:label-cell-address="Dashboard_table.F3:Dashboard_table.F3" chart:class="chart:bar">
            <chart:data-point/>
          </chart:series>
          <chart:series chart:style-name="ch11" chart:values-cell-range-address="Dashboard_table.G4:Dashboard_table.G4" chart:label-cell-address="Dashboard_table.F4:Dashboard_table.F4" chart:class="chart:bar">
            <chart:data-point/>
          </chart:series>
          <chart:series chart:style-name="ch12" chart:values-cell-range-address="Dashboard_table.G5:Dashboard_table.G5" chart:label-cell-address="Dashboard_table.F5:Dashboard_table.F5" chart:class="chart:bar">
            <chart:data-point/>
          </chart:series>
          <chart:series chart:style-name="ch13" chart:values-cell-range-address="Dashboard_table.G6:Dashboard_table.G6" chart:label-cell-address="Dashboard_table.F6:Dashboard_table.F6" chart:class="chart:bar">
            <chart:data-point/>
          </chart:series>
          <chart:series chart:style-name="ch14" chart:values-cell-range-address="Dashboard_table.G7:Dashboard_table.G7" chart:label-cell-address="Dashboard_table.F7:Dashboard_table.F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</text:p>
                <draw:g>
                  <svg:desc>Dashboard_table.G2:Dashboard_tabl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ggets</text:p>
                <draw:g>
                  <svg:desc>Dashboard_table.F3:Dashboard_table.F3</svg:desc>
                </draw:g>
              </table:table-cell>
              <table:table-cell office:value-type="float" office:value="168">
                <text:p>168</text:p>
                <draw:g>
                  <svg:desc>Dashboard_table.G3:Dashboard_table.G3</svg:desc>
                </draw:g>
              </table:table-cell>
            </table:table-row>
            <table:table-row>
              <table:table-cell office:value-type="string">
                <text:p>Hawks</text:p>
                <draw:g>
                  <svg:desc>Dashboard_table.F4:Dashboard_table.F4</svg:desc>
                </draw:g>
              </table:table-cell>
              <table:table-cell office:value-type="float" office:value="161">
                <text:p>161</text:p>
                <draw:g>
                  <svg:desc>Dashboard_table.G4:Dashboard_table.G4</svg:desc>
                </draw:g>
              </table:table-cell>
            </table:table-row>
            <table:table-row>
              <table:table-cell office:value-type="string">
                <text:p>Rockets</text:p>
                <draw:g>
                  <svg:desc>Dashboard_table.F5:Dashboard_table.F5</svg:desc>
                </draw:g>
              </table:table-cell>
              <table:table-cell office:value-type="float" office:value="158">
                <text:p>158</text:p>
                <draw:g>
                  <svg:desc>Dashboard_table.G5:Dashboard_table.G5</svg:desc>
                </draw:g>
              </table:table-cell>
            </table:table-row>
            <table:table-row>
              <table:table-cell office:value-type="string">
                <text:p>Wizards</text:p>
                <draw:g>
                  <svg:desc>Dashboard_table.F6:Dashboard_table.F6</svg:desc>
                </draw:g>
              </table:table-cell>
              <table:table-cell office:value-type="float" office:value="158">
                <text:p>158</text:p>
                <draw:g>
                  <svg:desc>Dashboard_table.G6:Dashboard_table.G6</svg:desc>
                </draw:g>
              </table:table-cell>
            </table:table-row>
            <table:table-row>
              <table:table-cell office:value-type="string">
                <text:p>Nets</text:p>
                <draw:g>
                  <svg:desc>Dashboard_table.F7:Dashboard_table.F7</svg:desc>
                </draw:g>
              </table:table-cell>
              <table:table-cell office:value-type="float" office:value="157">
                <text:p>157</text:p>
                <draw:g>
                  <svg:desc>Dashboard_table.G7:Dashboard_table.G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20000000200B7DA4DD4BAECD386.jpg" xlink:type="simple" xlink:show="embed" xlink:actuate="onLoad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3.383cm" svg:height="7.704cm" xlink:href=".." xlink:type="simple" chart:class="chart:bar" chart:style-name="ch1">
        <chart:title svg:x="2.62cm" svg:y="0.193cm" chart:style-name="ch2">
          <text:p>Equipes com mas puntos como visitantes</text:p>
        </chart:title>
        <chart:legend chart:legend-position="end" svg:x="11.226cm" svg:y="2.557cm" style:legend-expansion="high" chart:style-name="ch3"/>
        <chart:plot-area chart:style-name="ch4" table:cell-range-address="Dashboard_table.I2:Dashboard_table.J7" chart:data-source-has-labels="both" svg:x="1.278cm" svg:y="1.249cm" svg:width="9.681cm" svg:height="5.32cm">
          <chart:coordinate-region svg:x="2.014cm" svg:y="1.448cm" svg:width="8.945cm" svg:height="4.922cm"/>
          <chart:axis chart:dimension="x" chart:name="primary-x" chart:style-name="ch5" chartooo:axis-type="text">
            <chart:title svg:x="5.426cm" svg:y="6.723cm" chart:style-name="ch6">
              <text:p>Equipes</text:p>
            </chart:title>
            <chart:categories table:cell-range-address="Dashboard_table.J2:Dashboard_table.J2"/>
          </chart:axis>
          <chart:axis chart:dimension="y" chart:name="primary-y" chart:style-name="ch7">
            <chart:title svg:x="0.451cm" svg:y="4.509cm" chart:style-name="ch8">
              <text:p>Puntos</text:p>
            </chart:title>
            <chart:grid chart:style-name="ch9" chart:class="major"/>
          </chart:axis>
          <chart:series chart:style-name="ch10" chart:values-cell-range-address="Dashboard_table.J3:Dashboard_table.J3" chart:label-cell-address="Dashboard_table.I3:Dashboard_table.I3" chart:class="chart:bar">
            <chart:data-point/>
          </chart:series>
          <chart:series chart:style-name="ch11" chart:values-cell-range-address="Dashboard_table.J4:Dashboard_table.J4" chart:label-cell-address="Dashboard_table.I4:Dashboard_table.I4" chart:class="chart:bar">
            <chart:data-point/>
          </chart:series>
          <chart:series chart:style-name="ch12" chart:values-cell-range-address="Dashboard_table.J5:Dashboard_table.J5" chart:label-cell-address="Dashboard_table.I5:Dashboard_table.I5" chart:class="chart:bar">
            <chart:data-point/>
          </chart:series>
          <chart:series chart:style-name="ch13" chart:values-cell-range-address="Dashboard_table.J6:Dashboard_table.J6" chart:label-cell-address="Dashboard_table.I6:Dashboard_table.I6" chart:class="chart:bar">
            <chart:data-point/>
          </chart:series>
          <chart:series chart:style-name="ch14" chart:values-cell-range-address="Dashboard_table.J7:Dashboard_table.J7" chart:label-cell-address="Dashboard_table.I7:Dashboard_table.I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</text:p>
                <draw:g>
                  <svg:desc>Dashboard_table.J2:Dashboard_table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lls</text:p>
                <draw:g>
                  <svg:desc>Dashboard_table.I3:Dashboard_table.I3</svg:desc>
                </draw:g>
              </table:table-cell>
              <table:table-cell office:value-type="float" office:value="168">
                <text:p>168</text:p>
                <draw:g>
                  <svg:desc>Dashboard_table.J3:Dashboard_table.J3</svg:desc>
                </draw:g>
              </table:table-cell>
            </table:table-row>
            <table:table-row>
              <table:table-cell office:value-type="string">
                <text:p>Suns</text:p>
                <draw:g>
                  <svg:desc>Dashboard_table.I4:Dashboard_table.I4</svg:desc>
                </draw:g>
              </table:table-cell>
              <table:table-cell office:value-type="float" office:value="161">
                <text:p>161</text:p>
                <draw:g>
                  <svg:desc>Dashboard_table.J4:Dashboard_table.J4</svg:desc>
                </draw:g>
              </table:table-cell>
            </table:table-row>
            <table:table-row>
              <table:table-cell office:value-type="string">
                <text:p>Rockets</text:p>
                <draw:g>
                  <svg:desc>Dashboard_table.I5:Dashboard_table.I5</svg:desc>
                </draw:g>
              </table:table-cell>
              <table:table-cell office:value-type="float" office:value="159">
                <text:p>159</text:p>
                <draw:g>
                  <svg:desc>Dashboard_table.J5:Dashboard_table.J5</svg:desc>
                </draw:g>
              </table:table-cell>
            </table:table-row>
            <table:table-row>
              <table:table-cell office:value-type="string">
                <text:p>Suns</text:p>
                <draw:g>
                  <svg:desc>Dashboard_table.I6:Dashboard_table.I6</svg:desc>
                </draw:g>
              </table:table-cell>
              <table:table-cell office:value-type="float" office:value="154">
                <text:p>154</text:p>
                <draw:g>
                  <svg:desc>Dashboard_table.J6:Dashboard_table.J6</svg:desc>
                </draw:g>
              </table:table-cell>
            </table:table-row>
            <table:table-row>
              <table:table-cell office:value-type="string">
                <text:p>Thunder</text:p>
                <draw:g>
                  <svg:desc>Dashboard_table.I7:Dashboard_table.I7</svg:desc>
                </draw:g>
              </table:table-cell>
              <table:table-cell office:value-type="float" office:value="152">
                <text:p>152</text:p>
                <draw:g>
                  <svg:desc>Dashboard_table.J7:Dashboard_table.J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20000000200B7DA4DD4BAECD386.jpg" xlink:type="simple" xlink:show="embed" xlink:actuate="onLoad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image-width="100%" draw:fill-image-height="100%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ngle-offset="270" chart:data-label-number="value-and-percentage" chart:data-label-text="false" chart:data-label-symbol="false" chart:data-label-series="false"/>
      <style:graphic-properties svg:stroke-width="0.026cm" svg:stroke-color="#b3b3b3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loext:label-stroke="none" loext:label-fill="none" chart:link-data-style-to-source="true" chart:data-label-number="value-and-percentage" chart:data-label-text="false" chart:data-label-symbol="false" chart:data-label-series="false" chart:label-position="avoid-overlap">
        <chart:label-separator>
          <text:p>;</text:p>
        </chart:label-separator>
      </style:chart-properties>
      <style:graphic-properties draw:stroke="none" draw:fill-color="#4472c4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solid-type="cuboid"/>
      <style:graphic-properties draw:fill-color="#004586"/>
      <style:paragraph-properties style:writing-mode="lr-tb"/>
      <style:text-properties fo:font-size="13.9996795654297pt" fo:language="pt" fo:country="BR" fo:font-weight="bold" style:font-size-asian="13.9996795654297pt" style:font-weight-asian="bold" style:font-size-complex="13.9996795654297pt" style:font-weight-complex="bold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none" draw:fill="none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84cm" svg:height="7.57cm" xlink:href=".." xlink:type="simple" chart:class="chart:circle" chart:style-name="ch1">
        <chart:title svg:x="2.108cm" svg:y="0.287cm" chart:style-name="ch2">
          <text:p>Jogos ganhados como Visitante vs Home</text:p>
        </chart:title>
        <chart:legend chart:legend-position="end" svg:x="11.115cm" svg:y="3.237cm" style:legend-expansion="high" chart:style-name="ch3"/>
        <chart:plot-area chart:style-name="ch4" table:cell-range-address="Dashboard_table.F12:Dashboard_table.G13" chart:data-source-has-labels="column" svg:x="2.916cm" svg:y="3.335cm" svg:width="7.003cm" svg:height="2.119cm">
          <chart:coordinate-region svg:x="4.922cm" svg:y="3.336cm" svg:width="2.118cm" svg:height="2.118cm"/>
          <chart:axis chart:dimension="x" chart:name="primary-x" chart:style-name="ch5" chartooo:axis-type="text">
            <chart:categories table:cell-range-address="Dashboard_table.F12:Dashboard_table.F13"/>
          </chart:axis>
          <chart:axis chart:dimension="y" chart:name="primary-y" chart:style-name="ch6"/>
          <chart:series chart:style-name="ch7" chart:values-cell-range-address="Dashboard_table.G12:Dashboard_table.G13" chart:class="chart:circle">
            <chart:data-point chart:style-name="ch8"/>
            <chart:data-point chart:style-name="ch9"/>
            <chart:data-label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Vistantes</text:p>
                <draw:g>
                  <svg:desc>Dashboard_table.F12:Dashboard_table.F13</svg:desc>
                </draw:g>
              </table:table-cell>
              <table:table-cell office:value-type="float" office:value="9456">
                <text:p>9456</text:p>
                <draw:g>
                  <svg:desc>Dashboard_table.G12:Dashboard_table.G13</svg:desc>
                </draw:g>
              </table:table-cell>
            </table:table-row>
            <table:table-row>
              <table:table-cell office:value-type="string">
                <text:p>Home</text:p>
              </table:table-cell>
              <table:table-cell office:value-type="float" office:value="13739">
                <text:p>137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20000000200B7DA4DD4BAECD386.jpg" xlink:type="simple" xlink:show="embed" xlink:actuate="onLoad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18cm" svg:height="7.661cm" xlink:href=".." xlink:type="simple" chart:class="chart:bar" chart:style-name="ch1">
        <chart:title svg:x="4.885cm" svg:y="0.212cm" chart:style-name="ch2">
          <text:p>Game Best Statistics</text:p>
        </chart:title>
        <chart:legend chart:legend-position="end" svg:x="11.249cm" svg:y="2.535cm" style:legend-expansion="high" chart:style-name="ch3"/>
        <chart:plot-area chart:style-name="ch4" table:cell-range-address="Dashboard_table.I12:Dashboard_table.L17" chart:data-source-has-labels="both" svg:x="0.272cm" svg:y="1.221cm" svg:width="10.705cm" svg:height="6.287cm">
          <chart:coordinate-region svg:x="0.893cm" svg:y="1.421cm" svg:width="10.084cm" svg:height="5.44cm"/>
          <chart:axis chart:dimension="x" chart:name="primary-x" chart:style-name="ch5" chartooo:axis-type="auto">
            <chartooo:date-scale/>
            <chart:categories table:cell-range-address="Dashboard_table.J12:Dashboard_table.L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shboard_table.J13:Dashboard_table.L13" chart:label-cell-address="Dashboard_table.I13:Dashboard_table.I13" chart:class="chart:bar">
            <chart:data-point chart:repeated="3"/>
          </chart:series>
          <chart:series chart:style-name="ch9" chart:values-cell-range-address="Dashboard_table.J14:Dashboard_table.L14" chart:label-cell-address="Dashboard_table.I14:Dashboard_table.I14" chart:class="chart:bar">
            <chart:data-point chart:repeated="3"/>
          </chart:series>
          <chart:series chart:style-name="ch10" chart:values-cell-range-address="Dashboard_table.J15:Dashboard_table.L15" chart:label-cell-address="Dashboard_table.I15:Dashboard_table.I15" chart:class="chart:bar">
            <chart:data-point chart:repeated="3"/>
          </chart:series>
          <chart:series chart:style-name="ch11" chart:values-cell-range-address="Dashboard_table.J16:Dashboard_table.L16" chart:label-cell-address="Dashboard_table.I16:Dashboard_table.I16" chart:class="chart:bar">
            <chart:data-point chart:repeated="3"/>
          </chart:series>
          <chart:series chart:style-name="ch12" chart:values-cell-range-address="Dashboard_table.J17:Dashboard_table.L17" chart:label-cell-address="Dashboard_table.I17:Dashboard_table.I1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mes</text:p>
                <draw:g>
                  <svg:desc>Dashboard_table.J12:Dashboard_table.L12</svg:desc>
                </draw:g>
              </table:table-cell>
              <table:table-cell office:value-type="string">
                <text:p>Win</text:p>
              </table:table-cell>
              <table:table-cell office:value-type="string">
                <text:p>Lost</text:p>
              </table:table-cell>
            </table:table-row>
          </table:table-header-rows>
          <table:table-rows>
            <table:table-row>
              <table:table-cell office:value-type="string">
                <text:p>Dallas</text:p>
                <draw:g>
                  <svg:desc>Dashboard_table.I13:Dashboard_table.I13</svg:desc>
                </draw:g>
              </table:table-cell>
              <table:table-cell office:value-type="float" office:value="82">
                <text:p>82</text:p>
                <draw:g>
                  <svg:desc>Dashboard_table.J13:Dashboard_table.L13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Houston</text:p>
                <draw:g>
                  <svg:desc>Dashboard_table.I14:Dashboard_table.I14</svg:desc>
                </draw:g>
              </table:table-cell>
              <table:table-cell office:value-type="float" office:value="60">
                <text:p>60</text:p>
                <draw:g>
                  <svg:desc>Dashboard_table.J14:Dashboard_table.L14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Denver</text:p>
                <draw:g>
                  <svg:desc>Dashboard_table.I15:Dashboard_table.I15</svg:desc>
                </draw:g>
              </table:table-cell>
              <table:table-cell office:value-type="float" office:value="26">
                <text:p>26</text:p>
                <draw:g>
                  <svg:desc>Dashboard_table.J15:Dashboard_table.L15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klahoma</text:p>
                <draw:g>
                  <svg:desc>Dashboard_table.I16:Dashboard_table.I16</svg:desc>
                </draw:g>
              </table:table-cell>
              <table:table-cell office:value-type="float" office:value="26">
                <text:p>26</text:p>
                <draw:g>
                  <svg:desc>Dashboard_table.J16:Dashboard_table.L16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ilwaukee</text:p>
                <draw:g>
                  <svg:desc>Dashboard_table.I17:Dashboard_table.I17</svg:desc>
                </draw:g>
              </table:table-cell>
              <table:table-cell office:value-type="float" office:value="26">
                <text:p>26</text:p>
                <draw:g>
                  <svg:desc>Dashboard_table.J17:Dashboard_table.L17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20000000200B7DA4DD4BAECD386.jpg" xlink:type="simple" xlink:show="embed" xlink:actuate="onLoad"/>
  </office:styles>
</office:document-styles>
</file>